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style:font-name="Trebuchet MS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uveau système utilisateur mobile</text:p>
      <text:p text:style-name="P2"/>
      <text:p text:style-name="P3">Au lancement de l'appli on affiche un message si l'utilisateur n'est pas connecté : « Pour profiter pleinement de l'application Ecocompare, nous vous recommandons de créer un compte ».</text:p>
      <text:p text:style-name="P3"/>
      <text:list xml:id="list1272333667906089264" text:style-name="L1">
        <text:list-item>
          <text:p text:style-name="P5"><text:span text:style-name="T1">On part du principe qu'un utilisateur est forcement un ecoacteur.</text:span></text:p>
        </text:list-item>
        <text:list-item>
          <text:p text:style-name="P5"><text:span text:style-name="T1">Lors de la création d'un compte, il rentre son email et un mot de passe. Une popup apparaît pour lui dire de valider son email.</text:span></text:p>
        </text:list-item>
        <text:list-item>
          <text:p text:style-name="P5"><text:span text:style-name="T1">Si l'email est validé, il peut compléter ses infos, voir ses derniers scans.</text:span></text:p>
        </text:list-item>
        <text:list-item>
          <text:p text:style-name="P5"><text:span text:style-name="T1">Si l'email est validé lors d'un scan, on va stocker son id_user dans iphone_query</text:span></text:p>
        </text:list-item>
        <text:list-item>
          <text:p text:style-name="P5"><text:span text:style-name="T1">Si la geoloc est activé sur le device on stock aussi la localisation lors de l'ajout</text:span></text:p>
        </text:list-item>
      </text:list>
      <text:p text:style-name="P4"><text:span text:style-name="T1"/></text:p>
      <text:p text:style-name="P4"><text:span text:style-name="T1">Pour les utilisateurs actuels la solution proposée est la suivante :</text:span></text:p>
      <text:p text:style-name="P4"><text:span text:style-name="T1"/></text:p>
      <text:list xml:id="list8099568123171493638" text:style-name="L2">
        <text:list-item>
          <text:p text:style-name="P6"><text:span text:style-name="T1">On supprime les utilisateurs n'étant pas ecoacteur : cad(NC sur certains champs)</text:span></text:p>
        </text:list-item>
        <text:list-item>
          <text:p text:style-name="P6"><text:span text:style-name="T1">On génère un mot de passe qu'on envoi par mail aux ecoacteurs actuels.</text:span></text:p>
        </text:list-item>
        <text:list-item>
          <text:p text:style-name="P6"><text:span text:style-name="T1">On valide leurs mails par défaut</text:span></text:p>
        </text:list-item>
        <text:list-item>
          <text:p text:style-name="P6"><text:span text:style-name="T1">Dans l'onglet « Mon profil », ils peuvent modifier leurs mot de passe.</text:span></text:p>
        </text:list-item>
      </text:list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10:16:23.54</meta:creation-date>
    <meta:document-statistic meta:table-count="0" meta:image-count="0" meta:object-count="0" meta:page-count="1" meta:paragraph-count="12" meta:word-count="175" meta:character-count="980"/>
    <dc:date>2013-05-16T10:30:21.40</dc:date>
    <meta:editing-duration>PT14M</meta:editing-duration>
    <meta:editing-cycles>1</meta:editing-cycles>
    <meta:generator>OpenOffice.org/3.4.1$Win32 OpenOffice.org_project/341m1$Build-9593</meta:generator>
  </office:meta>
</office:document-meta>
</file>